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02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1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16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0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25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0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3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0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09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03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6-01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0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2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2-0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22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1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25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1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1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03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22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23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1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23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09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3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04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27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02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2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23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4-01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04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1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21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2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2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12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18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2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2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2016-11-22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749083430701</text:p>
          </table:table-cell>
          <table:table-cell office:value-type="string" calcext:value-type="string">
            <text:p>K25A0041 - Middlesboro</text:p>
          </table:table-cell>
          <table:table-cell office:value-type="string" calcext:value-type="string">
            <text:p>1964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774" meta:object-count="0"/>
    <meta:user-defined meta:name="AppVersion">3.0</meta:user-defined>
  </office:meta>
</office:document-meta>
</file>